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0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7254789135017246" office:value-type="float"/>
          <table:table-cell office:value="-0.002777592702361266" office:value-type="float"/>
          <table:table-cell office:value="-0.008428795516577013" office:value-type="float"/>
          <table:table-cell office:value="0.002218053646140283" office:value-type="float"/>
          <table:table-cell office:value="0.009065576843138317" office:value-type="float"/>
          <table:table-cell office:value="-0.0020320961073051775" office:value-type="float"/>
          <table:table-cell office:value="-600011.5981934969" office:value-type="float"/>
          <table:table-cell office:value="1" office:value-type="float"/>
          <table:table-cell office:value="-0.007254789135017246" office:value-type="float"/>
          <table:table-cell office:value="-0.002777592702361266" office:value-type="float"/>
          <table:table-cell office:value="-0.008428795516577013" office:value-type="float"/>
          <table:table-cell office:value="0.002218053646140283" office:value-type="float"/>
          <table:table-cell office:value="0.009065576843138317" office:value-type="float"/>
          <table:table-cell office:value="-0.0020320961073051775" office:value-type="float"/>
        </table:table-row>
        <table:table-row>
          <table:table-cell office:value="-0.016942500079580397" office:value-type="float"/>
          <table:table-cell office:value="0.007222407297638734" office:value-type="float"/>
          <table:table-cell office:value="-0.016332553058948762" office:value-type="float"/>
          <table:table-cell office:value="0.011901081584148591" office:value-type="float"/>
          <table:table-cell office:value="-4.938016164722156e-05" office:value-type="float"/>
          <table:table-cell office:value="0.007967903892694823" office:value-type="float"/>
          <table:table-cell office:value="-600012.4636157762" office:value-type="float"/>
          <table:table-cell office:value="2" office:value-type="float"/>
          <table:table-cell office:value="-0.00968771094456315" office:value-type="float"/>
          <table:table-cell office:value="0.01" office:value-type="float"/>
          <table:table-cell office:value="-0.007903757542371749" office:value-type="float"/>
          <table:table-cell office:value="0.009683027938008308" office:value-type="float"/>
          <table:table-cell office:value="-0.009114957004785538" office:value-type="float"/>
          <table:table-cell office:value="0.01" office:value-type="float"/>
        </table:table-row>
        <table:table-row>
          <table:table-cell office:value="-0.0269425000795804" office:value-type="float"/>
          <table:table-cell office:value="0.016853146837500416" office:value-type="float"/>
          <table:table-cell office:value="-0.026332553058948764" office:value-type="float"/>
          <table:table-cell office:value="0.021901081584148593" office:value-type="float"/>
          <table:table-cell office:value="-0.010049380161647222" office:value-type="float"/>
          <table:table-cell office:value="0.016992217878996248" office:value-type="float"/>
          <table:table-cell office:value="-400008.0695087745" office:value-type="float"/>
          <table:table-cell office:value="3" office:value-type="float"/>
          <table:table-cell office:value="-0.01" office:value-type="float"/>
          <table:table-cell office:value="0.00963073953986168" office:value-type="float"/>
          <table:table-cell office:value="-0.01" office:value-type="float"/>
          <table:table-cell office:value="0.01" office:value-type="float"/>
          <table:table-cell office:value="-0.01" office:value-type="float"/>
          <table:table-cell office:value="0.009024313986301423" office:value-type="float"/>
        </table:table-row>
        <table:table-row>
          <table:table-cell office:value="-0.03678719710425362" office:value-type="float"/>
          <table:table-cell office:value="0.026798812449385902" office:value-type="float"/>
          <table:table-cell office:value="-0.03379329565176035" office:value-type="float"/>
          <table:table-cell office:value="0.030441522530965992" office:value-type="float"/>
          <table:table-cell office:value="-0.019793733903054618" office:value-type="float"/>
          <table:table-cell office:value="0.02699221787899625" office:value-type="float"/>
          <table:table-cell office:value="-400009.3034749678" office:value-type="float"/>
          <table:table-cell office:value="4" office:value-type="float"/>
          <table:table-cell office:value="-0.009844697024673223" office:value-type="float"/>
          <table:table-cell office:value="0.009945665611885488" office:value-type="float"/>
          <table:table-cell office:value="-0.007460742592811585" office:value-type="float"/>
          <table:table-cell office:value="0.008540440946817397" office:value-type="float"/>
          <table:table-cell office:value="-0.009744353741407395" office:value-type="float"/>
          <table:table-cell office:value="0.01" office:value-type="float"/>
        </table:table-row>
        <table:table-row>
          <table:table-cell office:value="-0.04678719710425362" office:value-type="float"/>
          <table:table-cell office:value="0.036798812449385904" office:value-type="float"/>
          <table:table-cell office:value="-0.04319867692151333" office:value-type="float"/>
          <table:table-cell office:value="0.039355336062364764" office:value-type="float"/>
          <table:table-cell office:value="-0.02979373390305462" office:value-type="float"/>
          <table:table-cell office:value="0.036684749609975933" office:value-type="float"/>
          <table:table-cell office:value="-400010.8023297037" office:value-type="float"/>
          <table:table-cell office:value="5" office:value-type="float"/>
          <table:table-cell office:value="-0.01" office:value-type="float"/>
          <table:table-cell office:value="0.01" office:value-type="float"/>
          <table:table-cell office:value="-0.00940538126975298" office:value-type="float"/>
          <table:table-cell office:value="0.008913813531398774" office:value-type="float"/>
          <table:table-cell office:value="-0.01" office:value-type="float"/>
          <table:table-cell office:value="0.009692531730979682" office:value-type="float"/>
        </table:table-row>
        <table:table-row>
          <table:table-cell office:value="-0.05" office:value-type="float"/>
          <table:table-cell office:value="0.04577031731646278" office:value-type="float"/>
          <table:table-cell office:value="-0.05" office:value-type="float"/>
          <table:table-cell office:value="0.04906270644416708" office:value-type="float"/>
          <table:table-cell office:value="-0.03979373390305462" office:value-type="float"/>
          <table:table-cell office:value="0.04426316220238698" office:value-type="float"/>
          <table:table-cell office:value="-400011.8826875902" office:value-type="float"/>
          <table:table-cell office:value="6" office:value-type="float"/>
          <table:table-cell office:value="-0.007565345168113708" office:value-type="float"/>
          <table:table-cell office:value="0.008971504867076876" office:value-type="float"/>
          <table:table-cell office:value="-0.01" office:value-type="float"/>
          <table:table-cell office:value="0.00970737038180232" office:value-type="float"/>
          <table:table-cell office:value="-0.01" office:value-type="float"/>
          <table:table-cell office:value="0.007578412592411042" office:value-type="float"/>
        </table:table-row>
        <table:table-row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49793733903054624" office:value-type="float"/>
          <table:table-cell office:value="0.05" office:value-type="float"/>
          <table:table-cell office:value="-400012.0936056737" office:value-type="float"/>
          <table:table-cell office:value="7" office:value-type="float"/>
          <table:table-cell office:value="-0.008963880464434623" office:value-type="float"/>
          <table:table-cell office:value="0.01" office:value-type="float"/>
          <table:table-cell office:value="-0.01" office:value-type="float"/>
          <table:table-cell office:value="0.00997908824821934" office:value-type="float"/>
          <table:table-cell office:value="-0.01" office:value-type="float"/>
          <table:table-cell office:value="0.009436294771730901" office:value-type="float"/>
        </table:table-row>
        <table:table-row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400012.0935961735" office:value-type="float"/>
          <table:table-cell office:value="8" office:value-type="float"/>
          <table:table-cell office:value="-0.01" office:value-type="float"/>
          <table:table-cell office:value="0.01" office:value-type="float"/>
          <table:table-cell office:value="-0.01" office:value-type="float"/>
          <table:table-cell office:value="0.01" office:value-type="float"/>
          <table:table-cell office:value="-0.009964398781303316" office:value-type="float"/>
          <table:table-cell office:value="0.01" office:value-type="float"/>
        </table:table-row>
        <table:table-row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400012.09360610525" office:value-type="float"/>
          <table:table-cell office:value="9" office:value-type="float"/>
          <table:table-cell office:value="-0.00931712530553341" office:value-type="float"/>
          <table:table-cell office:value="0.00890469290316105" office:value-type="float"/>
          <table:table-cell office:value="-0.01" office:value-type="float"/>
          <table:table-cell office:value="0.01" office:value-type="float"/>
          <table:table-cell office:value="-0.01" office:value-type="float"/>
          <table:table-cell office:value="0.009290754124522209" office:value-type="float"/>
        </table:table-row>
        <table:table-row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400012.0936006892" office:value-type="float"/>
          <table:table-cell office:value="10" office:value-type="float"/>
          <table:table-cell office:value="-0.008458031564950943" office:value-type="float"/>
          <table:table-cell office:value="0.01" office:value-type="float"/>
          <table:table-cell office:value="-0.008438484370708465" office:value-type="float"/>
          <table:table-cell office:value="0.009829331915825605" office:value-type="float"/>
          <table:table-cell office:value="-0.009247226938605309" office:value-type="float"/>
          <table:table-cell office:value="0.00955834984779358" office:value-type="float"/>
        </table:table-row>
        <table:table-row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400012.09360765107" office:value-type="float"/>
          <table:table-cell office:value="11" office:value-type="float"/>
          <table:table-cell office:value="-0.01" office:value-type="float"/>
          <table:table-cell office:value="0.01" office:value-type="float"/>
          <table:table-cell office:value="-0.01" office:value-type="float"/>
          <table:table-cell office:value="0.01" office:value-type="float"/>
          <table:table-cell office:value="-0.01" office:value-type="float"/>
          <table:table-cell office:value="0.009789306018501519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4-03-06T11:30:25.747779</meta:creation-date>
    <dc:date>2024-03-06T11:30:25.750454</dc:date>
    <meta:generator>http://pypi.python.org/pypi/ezodf/0.1.0$Python3.8.10 (default, Nov 22 2023, 10:22:35) 
[GCC 9.4.0]</meta:generator>
    <meta:document-statistic/>
    <meta:editing-cycles>1</meta:editing-cycles>
  </office:meta>
</office:document-meta>
</file>